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2.682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5cm" svg:height="1.5cm" svg:x="2.75cm" svg:y="6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.5cm" svg:height="1.5cm" svg:x="2.75cm" svg:y="2.25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cm" svg:y1="3.75cm" svg:x2="5cm" svg:y2="6cm" draw:start-shape="id1" draw:start-glue-point="8" draw:end-shape="id2" draw:end-glue-point="4" svg:d="M5000 3750v2250" svg:viewBox="0 0 1 2251">
          <text:p/>
        </draw:connector>
        <draw:custom-shape draw:style-name="gr1" draw:text-style-name="P1" xml:id="id3" draw:id="id3" draw:layer="layout" svg:width="4.5cm" svg:height="1.5cm" svg:x="9cm" svg:y="6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5cm" svg:height="1.5cm" svg:x="9cm" svg:y="9.25cm">
          <text:p text:style-name="P1">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25cm" svg:y1="6.75cm" svg:x2="9cm" svg:y2="6.75cm" draw:start-shape="id2" draw:start-glue-point="10" draw:end-shape="id3" draw:end-glue-point="6" svg:d="M7250 6750h1750" svg:viewBox="0 0 1751 1">
          <text:p/>
        </draw:connector>
        <draw:connector draw:style-name="gr2" draw:text-style-name="P1" draw:layer="layout" svg:x1="6.591cm" svg:y1="7.281cm" svg:x2="9.659cm" svg:y2="9.469cm" draw:start-shape="id2" draw:start-glue-point="9" draw:end-shape="id4" draw:end-glue-point="5" svg:d="M6591 7281v1095h3068v1093" svg:viewBox="0 0 3069 2189">
          <text:p/>
        </draw:connector>
        <draw:custom-shape draw:style-name="gr1" draw:text-style-name="P1" xml:id="id5" draw:id="id5" draw:layer="layout" svg:width="4.5cm" svg:height="1.5cm" svg:x="9cm" svg:y="12.25cm">
          <text:p text:style-name="P1">answ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25cm" svg:y1="10.75cm" svg:x2="11.25cm" svg:y2="12.25cm" draw:start-shape="id4" draw:start-glue-point="8" draw:end-shape="id5" draw:end-glue-point="4" svg:d="M11250 10750v1500" svg:viewBox="0 0 1 1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9T07:44:51.277081186</meta:creation-date>
    <dc:date>2023-04-09T09:27:15.054251073</dc:date>
    <meta:editing-duration>PT9M54S</meta:editing-duration>
    <meta:editing-cycles>1</meta:editing-cycles>
    <meta:document-statistic meta:object-count="9"/>
    <meta:generator>LibreOffice/7.0.4.2$Linux_X86_64 LibreOffice_project/00$Build-2</meta:generator>
  </office:meta>
</office:document-meta>
</file>